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8253552433119" calcext:value-type="float">
            <text:p>99,83</text:p>
          </table:table-cell>
          <table:table-cell table:style-name="ce3" table:formula="of:=([.F2]/12597)*100" office:value-type="float" office:value="0.1746447566881" calcext:value-type="float">
            <text:p>0,17</text:p>
          </table:table-cell>
          <table:table-cell office:value-type="float" office:value="8345" calcext:value-type="float">
            <text:p>8345</text:p>
          </table:table-cell>
          <table:table-cell table:style-name="ce4" table:formula="of:=[.E18]+[.H18]" office:value-type="float" office:value="12575" calcext:value-type="float">
            <text:p>12575</text:p>
          </table:table-cell>
          <table:table-cell table:formula="of:=12597-[.E2]" office:value-type="float" office:value="22" calcext:value-type="float">
            <text:p>22</text:p>
          </table:table-cell>
          <table:table-cell office:value-type="float" office:value="180.156056881" calcext:value-type="float">
            <text:p>180,156056881</text:p>
          </table:table-cell>
          <table:table-cell office:value-type="float" office:value="16.2068483829" calcext:value-type="float">
            <text:p>16,20684838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 office:value-type="float" office:value="8354" calcext:value-type="float">
            <text:p>8354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282.709382772" calcext:value-type="float">
            <text:p>282,709382772</text:p>
          </table:table-cell>
          <table:table-cell office:value-type="float" office:value="16.2046198845" calcext:value-type="float">
            <text:p>16,204619884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8332" calcext:value-type="float">
            <text:p>8332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209.454637051" calcext:value-type="float">
            <text:p>209,454637051</text:p>
          </table:table-cell>
          <table:table-cell office:value-type="float" office:value="16.1535639763" calcext:value-type="float">
            <text:p>16,153563976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14217670874" calcext:value-type="float">
            <text:p>99,71</text:p>
          </table:table-cell>
          <table:table-cell table:style-name="ce3" table:formula="of:=([.F5]/12597)*100" office:value-type="float" office:value="0.285782329125982" calcext:value-type="float">
            <text:p>0,29</text:p>
          </table:table-cell>
          <table:table-cell office:value-type="float" office:value="8321" calcext:value-type="float">
            <text:p>8321</text:p>
          </table:table-cell>
          <table:table-cell table:style-name="ce4" table:formula="of:=[.E21]+[.H21]" office:value-type="float" office:value="12561" calcext:value-type="float">
            <text:p>12561</text:p>
          </table:table-cell>
          <table:table-cell table:formula="of:=12597-[.E5]" office:value-type="float" office:value="36" calcext:value-type="float">
            <text:p>36</text:p>
          </table:table-cell>
          <table:table-cell office:value-type="float" office:value="171.939653873" calcext:value-type="float">
            <text:p>171,939653873</text:p>
          </table:table-cell>
          <table:table-cell office:value-type="float" office:value="16.1524789333" calcext:value-type="float">
            <text:p>16,152478933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475113122172" calcext:value-type="float">
            <text:p>99,55</text:p>
          </table:table-cell>
          <table:table-cell table:style-name="ce3" table:formula="of:=([.F6]/12597)*100" office:value-type="float" office:value="0.452488687782805" calcext:value-type="float">
            <text:p>0,45</text:p>
          </table:table-cell>
          <table:table-cell office:value-type="float" office:value="8266" calcext:value-type="float">
            <text:p>8266</text:p>
          </table:table-cell>
          <table:table-cell table:style-name="ce4" table:formula="of:=[.E22]+[.H22]" office:value-type="float" office:value="12540" calcext:value-type="float">
            <text:p>12540</text:p>
          </table:table-cell>
          <table:table-cell table:formula="of:=12597-[.E6]" office:value-type="float" office:value="57" calcext:value-type="float">
            <text:p>57</text:p>
          </table:table-cell>
          <table:table-cell office:value-type="float" office:value="236.133185148" calcext:value-type="float">
            <text:p>236,133185148</text:p>
          </table:table-cell>
          <table:table-cell office:value-type="float" office:value="16.0379760265" calcext:value-type="float">
            <text:p>16,037976026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777248551242" calcext:value-type="float">
            <text:p>99,78</text:p>
          </table:table-cell>
          <table:table-cell table:style-name="ce3" table:formula="of:=([.F7]/12597)*100" office:value-type="float" office:value="0.222275144875764" calcext:value-type="float">
            <text:p>0,22</text:p>
          </table:table-cell>
          <table:table-cell office:value-type="float" office:value="8416" calcext:value-type="float">
            <text:p>8416</text:p>
          </table:table-cell>
          <table:table-cell table:style-name="ce4" table:formula="of:=[.E23]+[.H23]" office:value-type="float" office:value="12569" calcext:value-type="float">
            <text:p>12569</text:p>
          </table:table-cell>
          <table:table-cell table:formula="of:=12597-[.E7]" office:value-type="float" office:value="28" calcext:value-type="float">
            <text:p>28</text:p>
          </table:table-cell>
          <table:table-cell office:value-type="float" office:value="356.92444706" calcext:value-type="float">
            <text:p>356,92444706</text:p>
          </table:table-cell>
          <table:table-cell office:value-type="float" office:value="16.3902060986" calcext:value-type="float">
            <text:p>16,39020609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 office:value-type="float" office:value="8305" calcext:value-type="float">
            <text:p>8305</text:p>
          </table:table-cell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144.345245123" calcext:value-type="float">
            <text:p>144,345245123</text:p>
          </table:table-cell>
          <table:table-cell office:value-type="float" office:value="16.1770291328" calcext:value-type="float">
            <text:p>16,177029132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221560689053" calcext:value-type="float">
            <text:p>99,72</text:p>
          </table:table-cell>
          <table:table-cell table:style-name="ce3" table:formula="of:=([.F9]/12597)*100" office:value-type="float" office:value="0.277843931094705" calcext:value-type="float">
            <text:p>0,28</text:p>
          </table:table-cell>
          <table:table-cell office:value-type="float" office:value="8287" calcext:value-type="float">
            <text:p>8287</text:p>
          </table:table-cell>
          <table:table-cell table:style-name="ce4" table:formula="of:=[.E25]+[.H25]" office:value-type="float" office:value="12562" calcext:value-type="float">
            <text:p>12562</text:p>
          </table:table-cell>
          <table:table-cell table:formula="of:=12597-[.E9]" office:value-type="float" office:value="35" calcext:value-type="float">
            <text:p>35</text:p>
          </table:table-cell>
          <table:table-cell office:value-type="float" office:value="182.259529114" calcext:value-type="float">
            <text:p>182,259529114</text:p>
          </table:table-cell>
          <table:table-cell office:value-type="float" office:value="16.1112661362" calcext:value-type="float">
            <text:p>16,111266136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168.742538929" calcext:value-type="float">
            <text:p>168,742538929</text:p>
          </table:table-cell>
          <table:table-cell office:value-type="float" office:value="24.4403100014" calcext:value-type="float">
            <text:p>24,440310001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07104866238" calcext:value-type="float">
            <text:p>99,65</text:p>
          </table:table-cell>
          <table:table-cell table:style-name="ce3" table:formula="of:=([.F11]/12597)*100" office:value-type="float" office:value="0.349289513376201" calcext:value-type="float">
            <text:p>0,35</text:p>
          </table:table-cell>
          <table:table-cell office:value-type="float" office:value="8734" calcext:value-type="float">
            <text:p>8734</text:p>
          </table:table-cell>
          <table:table-cell table:style-name="ce4" table:formula="of:=[.E27]+[.H27]" office:value-type="float" office:value="12553" calcext:value-type="float">
            <text:p>12553</text:p>
          </table:table-cell>
          <table:table-cell table:formula="of:=12597-[.E11]" office:value-type="float" office:value="44" calcext:value-type="float">
            <text:p>44</text:p>
          </table:table-cell>
          <table:table-cell office:value-type="float" office:value="170.398122072" calcext:value-type="float">
            <text:p>170,398122072</text:p>
          </table:table-cell>
          <table:table-cell office:value-type="float" office:value="16.9957919121" calcext:value-type="float">
            <text:p>16,995791912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470350083" calcext:value-type="float">
            <text:p>99,697547035</text:p>
          </table:table-cell>
          <table:table-cell table:formula="of:=AVERAGE([.C2:.C11])" office:value-type="float" office:value="0.302452964991665" calcext:value-type="float">
            <text:p>0,302452965</text:p>
          </table:table-cell>
          <table:table-cell table:formula="of:=SUM([.D2:.D11])/10" office:value-type="float" office:value="8795.8" calcext:value-type="float">
            <text:p>8795,8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210.3062798023" calcext:value-type="float">
            <text:p>210,3062798023</text:p>
          </table:table-cell>
          <table:table-cell table:formula="of:=SUM([.H2:.H11])/10" office:value-type="float" office:value="17.08700904846" calcext:value-type="float">
            <text:p>17,087009048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8245614035088" calcext:value-type="float">
            <text:p>0,69824561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8" calcext:value-type="float">
            <text:p>5844,8</text:p>
          </table:table-cell>
          <table:table-cell table:formula="of:=AVERAGE([.G18:.G27])" office:value-type="float" office:value="17.9" calcext:value-type="float">
            <text:p>17,9</text:p>
          </table:table-cell>
          <table:table-cell/>
          <table:table-cell office:value-type="float" office:value="5890" calcext:value-type="float">
            <text:p>589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12597-SUM([.E18:.G18])" office:value-type="float" office:value="6685" calcext:value-type="float">
            <text:p>668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5" calcext:value-type="float">
            <text:p>584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8" calcext:value-type="float">
            <text:p>5844,8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53" calcext:value-type="float">
            <text:p>675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12597-SUM([.E22:.G22])" office:value-type="float" office:value="6712" calcext:value-type="float">
            <text:p>671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9" calcext:value-type="float">
            <text:p>17,9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53" calcext:value-type="float">
            <text:p>675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34" calcext:value-type="float">
            <text:p>67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695" calcext:value-type="float">
            <text:p>66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729" calcext:value-type="float">
            <text:p>67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691" calcext:value-type="float">
            <text:p>66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8" calcext:value-type="float">
            <text:p>5844,8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7.9" calcext:value-type="float">
            <text:p>17,9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2"/>
          <table:table-cell table:formula="of:=SUM([.E18:.E27])" office:value-type="float" office:value="58448" calcext:value-type="float">
            <text:p>58448</text:p>
          </table:table-cell>
          <table:table-cell table:formula="of:=SUM([.F18:.F27])" office:value-type="float" office:value="202" calcext:value-type="float">
            <text:p>202</text:p>
          </table:table-cell>
          <table:table-cell table:formula="of:=SUM([.G18:.G27])" office:value-type="float" office:value="179" calcext:value-type="float">
            <text:p>179</text:p>
          </table:table-cell>
          <table:table-cell table:formula="of:=SUM([.H18:.H27])" office:value-type="float" office:value="67141" calcext:value-type="float">
            <text:p>6714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46799256315" calcext:value-type="float">
            <text:p>0,996946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4:38.7482450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8S</meta:editing-duration>
    <meta:editing-cycles>7</meta:editing-cycles>
    <meta:generator>LibreOffice/5.1.6.2$Linux_X86_64 LibreOffice_project/10m0$Build-2</meta:generator>
    <dc:date>2018-01-24T00:04:50.262689790</dc:date>
    <meta:document-statistic meta:table-count="1" meta:cell-count="181" meta:object-count="0"/>
  </office:meta>
</office:document-meta>
</file>